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/>
  </office:font-face-decls>
  <office:automatic-styles>
    <text:list-style style:name="LFO3_1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text:style-name="WW_CharLFO13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3LVL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3LVL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3LVL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3LVL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3LVL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Číslovanýseznam" style:family="paragraph"/>
    <style:style style:name="P16" style:parent-style-name="Číslovanýseznam" style:family="paragraph"/>
    <style:style style:name="P17" style:parent-style-name="Číslovanýseznam" style:family="paragraph"/>
    <style:style style:name="P18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tandardnípísmoodstavce" style:family="text">
      <style:text-properties fo:font-weight="bold" style:font-weight-asian="bold"/>
    </style:style>
    <style:style style:name="P2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7" style:parent-style-name="Číslovaný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P2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9" style:parent-style-name="Číslovanýseznam" style:family="paragraph"/>
    <style:style style:name="P30" style:parent-style-name="Číslovanýseznam" style:family="paragraph"/>
    <style:style style:name="P31" style:parent-style-name="Číslovanýseznam" style:family="paragraph"/>
    <style:style style:name="P32" style:parent-style-name="Číslovanýseznam" style:family="paragraph"/>
    <style:style style:name="P33" style:parent-style-name="Číslovanýseznam" style:family="paragraph"/>
    <style:style style:name="P34" style:parent-style-name="Číslovanýseznam" style:family="paragraph"/>
    <style:style style:name="P35" style:parent-style-name="Číslovanýseznam" style:family="paragraph">
      <style:paragraph-properties fo:margin-left="0.5in" fo:text-indent="-0.25in">
        <style:tab-stops>
          <style:tab-stop style:type="left" style:position="-0.1062in"/>
        </style:tab-stops>
      </style:paragraph-properties>
    </style:style>
    <style:style style:name="P3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7" style:parent-style-name="Číslovanýseznam" style:family="paragraph"/>
    <style:style style:name="P38" style:parent-style-name="Číslovanýseznam" style:family="paragraph">
      <style:paragraph-properties fo:margin-left="0.5in" fo:text-indent="-0.25in">
        <style:tab-stops>
          <style:tab-stop style:type="left" style:position="-0.1062in"/>
        </style:tab-stops>
      </style:paragraph-properties>
    </style:style>
    <style:style style:name="P3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40" style:parent-style-name="Číslovanýseznam" style:family="paragraph"/>
    <style:style style:name="P41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4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43" style:parent-style-name="Číslovanýseznam" style:family="paragraph"/>
    <style:style style:name="P44" style:parent-style-name="Číslovanýseznam" style:family="paragraph"/>
    <style:style style:name="P45" style:parent-style-name="Číslovanýseznam" style:family="paragraph"/>
    <style:style style:name="P46" style:parent-style-name="Číslovanýseznam" style:family="paragraph"/>
    <style:style style:name="P4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48" style:parent-style-name="Číslovanýseznam" style:family="paragraph"/>
    <style:style style:name="P49" style:parent-style-name="Číslovanýseznam" style:family="paragraph"/>
    <style:style style:name="P50" style:parent-style-name="Číslovanýseznam" style:family="paragraph"/>
    <style:style style:name="P51" style:parent-style-name="Číslovanýseznam" style:family="paragraph"/>
    <style:style style:name="P52" style:parent-style-name="Číslovanýseznam" style:family="paragraph"/>
    <style:style style:name="P53" style:parent-style-name="Číslovanýseznam" style:family="paragraph"/>
    <style:style style:name="P54" style:parent-style-name="Číslovanýseznam" style:family="paragraph"/>
    <style:style style:name="P55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5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57" style:parent-style-name="Číslovanýseznam" style:family="paragraph"/>
    <style:style style:name="P58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5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60" style:parent-style-name="Číslovanýseznam" style:family="paragraph"/>
    <style:style style:name="P61" style:parent-style-name="Číslovanýseznam" style:family="paragraph"/>
    <style:style style:name="P62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63" style:parent-style-name="Číslovanýseznam" style:family="paragraph"/>
    <style:style style:name="P64" style:parent-style-name="Číslovanýseznam" style:family="paragraph"/>
    <style:style style:name="P65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6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67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68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69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20/2020<text:bookmark-end text:name="Text14"/></text:p>
            <text:p text:style-name="Normální">KVOP-9403/2020<text:bookmark-end text:name="Text2"/></text:p>
            <text:p text:style-name="Normální"><text:bookmark-start text:name="Text6"/>09. 03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R. B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<text:s/>o poskytnutí informace<text:s/></text:h>
      <text:p text:style-name="Základnítext">Vážený pane B.,</text:p>
      <text:p text:style-name="Základnítext">dne 27. února 2020 byla do Kanceláře veřejného ochránce práv doručena Vaše žádost, kterou na základě zákona č. 106/1999 Sb., o svobodném přístupu k informacím, ve znění pozdějších předpisů, žádáte o poskytnutí informací o podnětech a výsledcích šetření veřejného ochránce práv stran stížností na zdravotní péči ve</text:p>
      <text:list text:style-name="LFO3_1" text:continue-numbering="true">
        <text:list-item>
          <text:p text:style-name="P15">věznici Pardubice v roce 2018 (4 stížnosti), 2019 (6 stížností) a v roce 2020 (1 stížnost),</text:p>
        </text:list-item>
        <text:list-item>
          <text:p text:style-name="P16">věznici ve Vazební věznici a ústavu pro výkon zabezpečovací detence Brno v roce 2017 (1 stížnost), 2018 (4 stížnosti), 2019 (7 stížností) a roce 2020 (1 stížnost),</text:p>
        </text:list-item>
        <text:list-item>
          <text:p text:style-name="P17">ve Věznici Rapotice v roce 2018 (2 stížnosti) a roce 2019 (1 stížnost),</text:p>
        </text:list-item>
      </text:list>
      <text:p text:style-name="P18">a</text:p>
      <text:list text:style-name="LFO4" text:continue-numbering="true">
        <text:list-item>
          <text:p text:style-name="P19">2 ks sborník stanovisek veřejného ochránce práv – vězeňství II z roku 2019.</text:p>
        </text:list-item>
        <text:list-item>
          <text:p text:style-name="P20"/>
        </text:list-item>
      </text:list>
      <text:p text:style-name="Základnítext">Ve<text:s/>smyslu zákona o svobodném přístupu k informacím<text:s/><text:span text:style-name="Silné">poskytuji tyto</text:span><text:span text:style-name="T21"><text:s/></text:span><text:span text:style-name="Silné">informace:</text:span></text:p>
      <text:list text:style-name="LFO4" text:continue-numbering="true">
        <text:list-item>
          <text:p text:style-name="P22"><text:span text:style-name="Silné"><text:s/>stížnosti na zdravotní péči ve Věznici Pardubice v roce 2018</text:span></text:p>
        </text:list-item>
      </text:list>
      <text:list text:style-name="LFO5" text:continue-numbering="true">
        <text:list-item>
          <text:p text:style-name="P23"><text:s/>stížnost sp. zn. 981/2018/VOP/MKL se týkala tvrzeného pozdního vyřízení hromadné stížnosti na nedostupnou zdravotní péči ve věznici a také tvrzeného nezohlednění individuálního doporučení lékaře generálním ředitelstvím při vyřízení stížnosti. Ochránce zahájil šetření v této věci<text:span text:style-name="Značkapozn.podčarou"><text:note text:note-class="footnote" text:id="_ftn0"><text:note-citation>1</text:note-citation><text:note-body><text:p text:style-name="Textpozn.podčarou"><text:s/>Dle ustanovení § 14 zákona č. 349/1999 Sb., o veřejném ochránci práv, ve znění pozdějších předpisů.</text:p></text:note-body></text:note></text:span><text:s/>a shledal pochybení<text:span text:style-name="Značkapozn.podčarou"><text:note text:note-class="footnote" text:id="_ftn1"><text:note-citation>2</text:note-citation><text:note-body><text:p text:style-name="Textpozn.podčarou"><text:s/>Ustanovení § 18 odst. 1 zákona o veřejném ochránci práv.</text:p></text:note-body></text:note></text:span><text:s/>věznice při vyřízení hromadné stížnosti (nedodržení lhůty pro vyřízení) a neshledal pochybení<text:span text:style-name="Značkapozn.podčarou"><text:note text:note-class="footnote" text:id="_ftn2"><text:note-citation>3</text:note-citation><text:note-body><text:p text:style-name="Textpozn.podčarou"><text:s/>Ustanovení § 17 odst. 1 zákona o veřejném ochránci práv.</text:p></text:note-body></text:note></text:span><text:s/>ve věci nezohlednění individuálního doporučení lékaře generálním ředitelstvím při vyřízení stížnosti.</text:p>
        </text:list-item>
        <text:list-item>
          <text:p text:style-name="P24"><text:s/>stížnost sp. zn. 1499/2018/VOP/MKL se týkala tvrzeného nedostatku při poskytování zdravotní péče ve věznici. Ochránce stěžovatele informoval, že nejprve je vhodné v souladu se zákonem o veřejném ochránci práv<text:span text:style-name="Značkapozn.podčarou"><text:note text:note-class="footnote" text:id="_ftn3"><text:note-citation>4</text:note-citation><text:note-body><text:p text:style-name="Textpozn.podčarou"><text:s/>Ustanovení § 11 odst. 1 písm. c) zákona o veřejném ochránci práv.</text:p></text:note-body></text:note></text:span><text:s/>obrátit se se stížností na vězeňskou službu.</text:p>
        </text:list-item>
        <text:list-item>
          <text:p text:style-name="P25"><text:s/>stížnost sp. zn. 3268/2018/VOP/JM se týkala tvrzené obecné nespojenosti s poskytováním zdravotní péče a předepisování léčiv. S ohledem na nedoložení potřebných informací se ochránce věcí nezabýval.<text:span text:style-name="Značkapozn.podčarou"><text:note text:note-class="footnote" text:id="_ftn4"><text:note-citation>5</text:note-citation><text:note-body><text:p text:style-name="Textpozn.podčarou"><text:s/>Ustanovení § 12 odst. 2 písm. a) zákona o veřejném ochránci práv.</text:p></text:note-body></text:note></text:span></text:p>
        </text:list-item>
        <text:list-item>
          <text:p text:style-name="P26"><text:s/>stížnost sp. zn. 3268/2018/VOP/JM se týkala tvrzeného odmítání vystavení doporučení k odbornému lékaři lékařem věznice. Ochránce stěžovatele informoval, že nejprve je vhodné v souladu se zákonem o veřejném ochránci práv obrátit se se stížností na vězeňskou službu.</text:p>
        </text:list-item>
      </text:list>
      <text:p text:style-name="P27"/>
      <text:list text:style-name="LFO4" text:continue-numbering="true">
        <text:list-item>
          <text:p text:style-name="P28"><text:span text:style-name="Silné">stížnosti na zdravotní péči ve Věznici Pardubice v roce 2019</text:span></text:p>
        </text:list-item>
      </text:list>
      <text:list text:style-name="LFO5">
        <text:list-item text:start-value="1">
          <text:p text:style-name="P29"><text:s/>stížnost sp. zn. 907/2019/VOP/MS se týkala tlumočení při poskytování zdravotních služeb. S ohledem na informace o přiměřeném postupu věznice ochránce stěžovatele informoval, že nejprve je vhodné v souladu se zákonem o veřejném ochránci práv obrátit se se stížností na vězeňskou službu.</text:p>
        </text:list-item>
        <text:list-item>
          <text:p text:style-name="P30"><text:s/>stížnost sp. zn. 2523/2019/VOP/MKL se týkala tvrzeného odmítnutí poskytnout kopii zdravotnické dokumentace. Ochránce stěžovatele informoval, že nejprve je vhodné v souladu se zákonem o veřejném ochránci práv obrátit se se stížností na vězeňskou službu.</text:p>
        </text:list-item>
        <text:list-item>
          <text:p text:style-name="P31"><text:s/>stížnost sp. zn. 4109/2019/VOP/JM se týkala tvrzené nedostatečné zdravotní péče (nezajištění odborných vyšetření, předepisování nevhodných léků). Ochránce stěžovatele informoval, že nejprve je vhodné v souladu se zákonem o veřejném ochránci práv obrátit se se stížností na vězeňskou službu.</text:p>
        </text:list-item>
        <text:list-item>
          <text:p text:style-name="P32"><text:s/>stížnost sp. zn. 4535/2019/VOP/MS se týkala tvrzené nedostatečné zdravotní péče s následkem smrti. Ochránce zahájil šetření v této věci a neshledal pochybení.</text:p>
        </text:list-item>
        <text:list-item>
          <text:p text:style-name="P33">stížnost sp. zn. 4701/2019/VOP/MS se týkala tvrzené obecné nespojenosti s poskytováním zdravotní péče ve věznici. Ochránce stěžovatele informoval, že nejprve je vhodné v souladu se zákonem o veřejném ochránci práv obrátit se se stížností na vězeňskou službu.</text:p>
        </text:list-item>
        <text:list-item>
          <text:p text:style-name="P34">stížnost sp. zn. 5901/2019/VOP/JM se týkala<text:s/>tvrzené nedostatečné zdravotní péče (nezajištění předvedení k lékaři, předepisování nevhodných léků). Ochránce stěžovatele informoval, že nejprve je vhodné v souladu se zákonem o veřejném ochránci práv obrátit se se stížností na vězeňskou službu.</text:p>
        </text:list-item>
      </text:list>
      <text:p text:style-name="P35"/>
      <text:list text:style-name="LFO4" text:continue-numbering="true">
        <text:list-item>
          <text:p text:style-name="P36"><text:span text:style-name="Silné">stížnosti na zdravotní péči ve Věznici Pardubice v roce 2020</text:span></text:p>
        </text:list-item>
      </text:list>
      <text:list text:style-name="LFO5">
        <text:list-item text:start-value="1">
          <text:p text:style-name="P37"><text:s/>stížnost sp. zn. 1023/2020/VOP/OK se týkala tvrzeného nedostatku při poskytování zdr. péče (nezajištění předvedení k lékaři) ve věznici. Ochránce stěžovatele informoval, že<text:s/><text:soft-page-break/>nejprve je vhodné v souladu se zákonem o veřejném ochránci práv obrátit se se stížností na vězeňskou službu.</text:p>
        </text:list-item>
      </text:list>
      <text:p text:style-name="P38"/>
      <text:list text:style-name="LFO4" text:continue-numbering="true">
        <text:list-item>
          <text:p text:style-name="P39"><text:span text:style-name="Silné">stížnosti na zdravotní péči ve Vazební věznici a ústavu pro výkon zabezpečovací detence Brno v roce 2017</text:span></text:p>
        </text:list-item>
      </text:list>
      <text:list text:style-name="LFO5">
        <text:list-item text:start-value="1">
          <text:p text:style-name="P40">stížnost sp. zn. 1023/2020/VOP/OK se týkala tvrzené obecné nespojenosti s poskytováním zdravotní péče ve věznici. Ochránce stěžovatele informoval, že nejprve je vhodné v souladu se zákonem o veřejném ochránci práv obrátit se se stížností na vězeňskou službu.</text:p>
        </text:list-item>
      </text:list>
      <text:p text:style-name="P41"/>
      <text:list text:style-name="LFO4" text:continue-numbering="true">
        <text:list-item>
          <text:p text:style-name="P42"><text:span text:style-name="Silné">stížnosti na zdravotní péči ve Vazební věznici a ústavu pr</text:span><text:span text:style-name="Silné">o výkon zabezpečovací detence Brno v roce 2018</text:span></text:p>
        </text:list-item>
      </text:list>
      <text:list text:style-name="LFO5">
        <text:list-item text:start-value="1">
          <text:p text:style-name="P43">stížnost sp. zn. 3229/2018/VOP/JM se týkala tvrzeného nevydání a neodeslání léčiv do jiné věznice. nepochybila při vyřízení stížnosti stěžovatele. Ochránce zahájil šetření v této věci a neshledal pochybení.</text:p>
        </text:list-item>
        <text:list-item>
          <text:p text:style-name="P44">stížnost sp. zn. 4257/2018/VOP/JM se týkala sporu o revers při rehabilitační léčbě. S ohledem na prokazatelné důkazy ochránce neshledal pochybení věznice a proto ani nezahájil šetření.</text:p>
        </text:list-item>
        <text:list-item>
          <text:p text:style-name="P45">stížnost sp. zn. 4701/2018/VOP/JM se týkala tvrzené obecné nespojenosti s poskytováním zdravotní péče ve věznici. Ochránce stěžovatele informoval, že nejprve je vhodné v souladu se zákonem o veřejném ochránci práv obrátit se se stížností na vězeňskou službu.</text:p>
        </text:list-item>
        <text:list-item>
          <text:p text:style-name="P46">stížnost sp. zn. 6249/2018/VOP/JM se týkala tvrzeného bránění k podstoupení indikované operace a neposkytnutí ortopedické matrace. Ochránce stěžovatele informoval, že nejprve je vhodné v souladu se zákonem o veřejném ochránci práv obrátit se se stížností na vězeňskou službu.</text:p>
        </text:list-item>
      </text:list>
      <text:list text:style-name="LFO4" text:continue-numbering="true">
        <text:list-item>
          <text:p text:style-name="P47"><text:span text:style-name="Silné">stížnosti na zdravotní péči ve Vazební věznici a ú</text:span><text:span text:style-name="Silné">stavu pro výkon zabezpečovací detence Brno v roce 2019</text:span></text:p>
        </text:list-item>
      </text:list>
      <text:list text:style-name="LFO5">
        <text:list-item text:start-value="1">
          <text:p text:style-name="P48">stížnost sp. zn. 2167/2019/VOP/JM se týkala nespokojenosti s dávkami medikace. Ochránce stěžovatele informoval, že nejprve je vhodné v souladu se zákonem o veřejném ochránci práv obrátit se se stížností na vězeňskou službu.</text:p>
        </text:list-item>
        <text:list-item>
          <text:p text:style-name="P49">stížnost sp. zn. 2699/2019/VOP/MKL se týkala tvrzeného odmítnutí poskytnutí zdravotní péče. Ochránce stěžovatele informoval, že nejprve je vhodné v souladu se zákonem o veřejném ochránci práv obrátit se se stížností na vězeňskou službu.</text:p>
        </text:list-item>
        <text:list-item>
          <text:p text:style-name="P50">stížnost sp. zn. 2952/2019/VOP/JM se týkala tvrzené obecné nespojenosti s poskytováním zdravotní péče ve věznici. Ochránce zahájil šetření v této věci a neshledal pochybení.</text:p>
        </text:list-item>
        <text:list-item>
          <text:p text:style-name="P51">stížnost sp. zn. 3156/2019/VOP/MKL se týkala tvrzené obecné nespojenosti s poskytováním zdravotní péče ve věznici. Ochránce stěžovatele informoval, že nejprve je vhodné v souladu se zákonem o veřejném ochránci práv obrátit se se stížností na vězeňskou službu.</text:p>
        </text:list-item>
        <text:list-item>
          <text:p text:style-name="P52">stížnost sp. zn. 3423/2019/VOP/MS se týkala opakované tvrzené obecné nespojenosti s poskytováním zdravotní péče ve věznici. Ochránce opět poučil stěžovatele, že nejprve<text:s/><text:soft-page-break/>je vhodné v souladu se zákonem o veřejném ochránci práv obrátit se se stížností na vězeňskou službu.</text:p>
        </text:list-item>
        <text:list-item>
          <text:p text:style-name="P53">stížnost sp. zn. 4028/2019/VOP/MS se týkala nespokojenosti s dávkami medikace. Ochránce stěžovatele informoval, že nejprve je vhodné v souladu se zákonem o veřejném ochránci práv obrátit se se stížností na vězeňskou službu.</text:p>
        </text:list-item>
        <text:list-item>
          <text:p text:style-name="P54">stížnost sp. zn. 5734/2019/VOP/JM se týkala tvrzené obecné nespojenosti s poskytováním zdravotní péče ve věznici. Ochránce stěžovatele informoval, že nejprve je vhodné v souladu se zákonem o veřejném ochránci práv obrátit se se stížností na vězeňskou službu.</text:p>
        </text:list-item>
      </text:list>
      <text:p text:style-name="P55"/>
      <text:list text:style-name="LFO4" text:continue-numbering="true">
        <text:list-item>
          <text:p text:style-name="P56"><text:span text:style-name="Silné">stížnosti na zdravotní péči ve Vazební věznici a ústavu pro výkon zabezpečovací detence<text:s/></text:span><text:span text:style-name="Silné">Brno v roce 2020</text:span></text:p>
        </text:list-item>
      </text:list>
      <text:list text:style-name="LFO5">
        <text:list-item text:start-value="1">
          <text:p text:style-name="P57">stížnost sp. zn. 5734/2019 /VOP/JM se týkala obecné nespojenosti s poskytováním zdravotní péče (dialýza, kardiologie, léky apod.) ve věznici. Ochránce stěžovatele informoval, že nejprve je vhodné v souladu se zákonem o veřejném ochránci<text:s/>práv obrátit se se stížností na vězeňskou službu.</text:p>
        </text:list-item>
      </text:list>
      <text:p text:style-name="P58"/>
      <text:list text:style-name="LFO4" text:continue-numbering="true">
        <text:list-item>
          <text:p text:style-name="P59"><text:span text:style-name="Silné">stížnosti na zdravotní péči ve Věznici Rapotice v roce 2018</text:span></text:p>
        </text:list-item>
      </text:list>
      <text:list text:style-name="LFO5">
        <text:list-item text:start-value="1">
          <text:p text:style-name="P60">stížnost sp. zn. 2410/2018/VOP/JM se týkala obecné nespojenosti s poskytováním zdravotní péče (včetně rehabilitace) ve věznici. Ochránce stěžovatele informoval, že nejprve je vhodné v souladu se zákonem o veřejném ochránci práv obrátit se se stížností na vězeňskou službu.</text:p>
        </text:list-item>
        <text:list-item>
          <text:p text:style-name="P61">stížnost sp. zn. 2266/2018/VOP/MS se týkala obecné nespojenosti s poskytováním zdravotní péče (včetně rehabilitace) ve věznici.<text:s/>Ochránce stěžovatele informoval, že nejprve je vhodné v souladu se zákonem o veřejném ochránci práv obrátit se se stížností na vězeňskou službu.</text:p>
        </text:list-item>
      </text:list>
      <text:p text:style-name="P62"/>
      <text:list text:style-name="LFO13" text:continue-numbering="true">
        <text:list-item>
          <text:p text:style-name="P63"><text:span text:style-name="Silné">stížnosti na zdravotní péči ve Věznici Rapotice v roce 2019</text:span></text:p>
        </text:list-item>
      </text:list>
      <text:list text:style-name="LFO5">
        <text:list-item text:start-value="1">
          <text:p text:style-name="P64">stížnost sp. zn. 2266/2018/VOP/MS se týkala nespojenosti s poskytováním zdravotní péče po pracovním úraze ve věznici. Ochránce stěžovatele informoval, že nejprve je vhodné v souladu se zákonem o veřejném ochránci práv obrátit se se stížností na vězeňskou službu.</text:p>
        </text:list-item>
      </text:list>
      <text:p text:style-name="P65"/>
      <text:list text:style-name="LFO4" text:continue-numbering="true">
        <text:list-item>
          <text:p text:style-name="P66"><text:span text:style-name="Silné">sborníky stanovisek</text:span></text:p>
        </text:list-item>
      </text:list>
      <text:p text:style-name="P67"><text:span text:style-name="Silné">Zasílám rovněž<text:s/></text:span>Sborník<text:s/>stanovisek veřejného ochránce práv – vězeňství II z roku 2019 v počtu dvou kusů a tři kusy leták vězeňství veřejného ochránce práv.</text:p>
      <text:p text:style-name="Základnítext">S pozdravem</text:p>
      <text:p text:style-name="podpis"/>
      <text:p text:style-name="podpis">JUDr. Pavel Pořízek, Ph.D.</text:p>
      <text:p text:style-name="podpis">vedoucí Kanceláře veřejného ochránce práv</text:p>
      <text:p text:style-name="podpis"/>
      <text:soft-page-break/>
      <text:p text:style-name="Příloha">Přílohy</text:p>
      <text:p text:style-name="P68">2x sborník stanovisek veřejného<text:s/>ochránce práv – vězeňství II z roku 2019</text:p>
      <text:p text:style-name="P69">3x leták vězeňství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Wingdings" fo:font-weight="normal" style:font-weight-asian="normal" fo:font-style="normal" style:font-style-asian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text:style-name="WW_CharLFO13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3LVL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3LVL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3LVL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3LVL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3LVL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/text:p>
        <text:p text:style-name="P11"/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ubikova</dc:creator>
    <meta:creation-date>2020-03-26T12:45:00Z</meta:creation-date>
    <dc:date>2020-03-30T11:18:00Z</dc:date>
    <meta:print-date>2020-03-09T09:46:00Z</meta:print-date>
    <meta:template xlink:href="KVOP_dopis%20vedoucího" xlink:type="simple"/>
    <meta:editing-cycles>3</meta:editing-cycles>
    <meta:editing-duration>PT240S</meta:editing-duration>
    <meta:user-defined meta:name="ContentTypeId">0x010100D3A71DC738674B4893D02C4CA0E22FAC</meta:user-defined>
    <meta:document-statistic meta:page-count="5" meta:paragraph-count="18" meta:word-count="1308" meta:character-count="9011" meta:row-count="64" meta:non-whitespace-character-count="7721"/>
  </office:meta>
</office:document-meta>
</file>